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9E60000022B69E14D0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4.75cm" fo:min-width="27.5cm" loext:decorative="false"/>
    </style:style>
    <style:style style:name="gr4" style:family="graphic">
      <style:graphic-properties style:protect="size" loext:decorative="false"/>
    </style:style>
    <style:style style:name="pr1" style:family="presentation" style:parent-style-name="Lights2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Franklin Gothic Medium" fo:font-size="13pt" style:font-size-asian="13pt" style:font-size-complex="13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color="#ffffff" loext:opacity="100%" style:font-name="Franklin Gothic Medium" fo:font-size="10.5pt" style:font-size-asian="10.5pt" style:font-size-complex="10.5pt"/>
    </style:style>
    <style:style style:name="T2" style:family="text">
      <style:text-properties fo:color="#ffffff" loext:opacity="100%" style:font-name="Franklin Gothic Medium" fo:font-size="10.5pt" fo:font-weight="bold" style:font-size-asian="10.5pt" style:font-weight-asian="bold" style:font-size-complex="10.5pt" style:font-weight-complex="bold"/>
    </style:style>
    <style:style style:name="T3" style:family="text">
      <style:text-properties style:font-name="Franklin Gothic Medium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2" presentation:presentation-page-layout-name="AL1T19">
        <office:forms form:automatic-focus="false" form:apply-design-mode="false"/>
        <draw:frame draw:style-name="gr1" draw:text-style-name="P1" draw:layer="layout" svg:width="12.5cm" svg:height="2.737cm" svg:x="-0.5cm" svg:y="-0.436cm">
          <draw:image xlink:href="Pictures/10000001000009E60000022B69E14D06.png" xlink:type="simple" xlink:show="embed" xlink:actuate="onLoad" draw:mime-type="image/png">
            <text:p/>
          </draw:image>
        </draw:frame>
        <draw:frame draw:style-name="gr2" draw:text-style-name="P2" draw:layer="layout" svg:width="10cm" svg:height="0.962cm" svg:x="2cm" svg:y="1.538cm">
          <draw:text-box>
            <text:p><text:span text:style-name="T1">Boletins de Ocorrência registrados em </text:span><text:span text:style-name="T2">2016</text:span><text:span text:style-name="T3"> </text:span></text:p>
          </draw:text-box>
        </draw:frame>
        <draw:custom-shape draw:style-name="gr3" draw:text-style-name="P3" draw:layer="layout" svg:width="28cm" svg:height="15cm" svg:x="0cm" svg:y="2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7cm" svg:height="9.56cm" svg:x="2cm" svg:y="2.5cm" draw:page-number="1" presentation:class="page"/>
          <draw:frame presentation:style-name="pr1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6" draw:display-name="Gradient 6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Gradient_20_7" draw:display-name="Gradient 7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21" draw:display-name="Transparency 21" draw:style="ellipsoid" draw:cx="50%" draw:cy="85%" draw:start="20%" draw:end="90%" draw:angle="0deg" draw:border="25%">
      <loext:opacity-stop svg:offset="0" svg:stop-opacity="0.2"/>
      <loext:opacity-stop svg:offset="1" svg:stop-opacity="0.901960784313726"/>
    </draw:opacity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loext:fill-use-slide-background="false" draw:opacity="10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 loext:decorative="false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 loext:decorative="false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 loext:decorative="false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 loext:decorative="false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 loext:decorative="false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 loext:decorative="false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 loext:decorative="false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 loext:decorative="false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 loext:decorative="false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 loext:decorative="false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 loext:decorative="false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 loext:decorative="false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 loext:decorative="false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 loext:decorative="false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 loext:decorative="false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 loext:decorative="false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 loext:decorative="false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 loext:decorative="false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 loext:decorative="false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 loext:decorative="false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 loext:decorative="false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 loext:decorative="false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 loext:decorative="false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 loext:decorative="false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 loext:decorative="false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 loext:decorative="false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 loext:decorative="false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úmero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7cm" svg:height="9.56cm" svg:x="2cm" svg:y="2.5cm" presentation:class="page"/>
        <draw:frame presentation:style-name="Lights-notes" draw:layer="backgroundobjects" svg:width="17cm" svg:height="14cm" svg:x="2cm" svg:y="13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ights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1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úmero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ights1-title" draw:layer="backgroundobjects" svg:width="17cm" svg:height="9.56cm" svg:x="2cm" svg:y="2.5cm" presentation:class="page"/>
        <draw:frame presentation:style-name="Lights1-notes" draw:layer="backgroundobjects" svg:width="17cm" svg:height="14cm" svg:x="2cm" svg:y="13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ights2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9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úmero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ights2-title" draw:layer="backgroundobjects" svg:width="17cm" svg:height="9.56cm" svg:x="2cm" svg:y="2.5cm" presentation:class="page"/>
        <draw:frame presentation:style-name="Lights2-notes" draw:layer="backgroundobjects" svg:width="17cm" svg:height="14cm" svg:x="2cm" svg:y="13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09T14:51:03.635000000</meta:creation-date>
    <meta:editing-duration>PT6M15S</meta:editing-duration>
    <meta:editing-cycles>3</meta:editing-cycles>
    <meta:generator>LibreOffice/24.8.4.2$Windows_X86_64 LibreOffice_project/bb3cfa12c7b1bf994ecc5649a80400d06cd71002</meta:generator>
    <dc:title>Lights</dc:title>
    <dc:date>2025-02-09T15:09:02.582000000</dc:date>
    <meta:document-statistic meta:object-count="84"/>
  </office:meta>
</office:document-meta>
</file>